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utomaten </text:span></text:p>
      <text:p text:style-name="P1"/>
      <text:p text:style-name="Standard"><text:span text:style-name="T1">DEA: deterministischer endlicher automat</text:span></text:p>
      <text:p text:style-name="P1"/>
      <text:p text:style-name="Standard"><text:span text:style-name="T2">deterministisch: für jeden Zustand gibt es für jedes Eingabezeichen nur genau einen Folgezustand</text:span></text:p>
      <text:p text:style-name="P2"/>
      <text:p text:style-name="Standard"><text:span text:style-name="T2">A= (Q, Σ, δ, F, s)</text:span></text:p>
      <text:p text:style-name="Standard"><text:span text:style-name="T2">Q: nichtleere, endliche Menge von zuständen</text:span></text:p>
      <text:p text:style-name="Standard"><text:span text:style-name="T2">Σ: nichtleeres, endliches Eingabealphabet</text:span></text:p>
      <text:p text:style-name="Standard"><text:span text:style-name="T2">F: Menge der akzeptierten Zustände</text:span></text:p>
      <text:p text:style-name="Standard"><text:span text:style-name="T2">δ: Übergangsfunktion die jeder Kombination einen Nachfolgezustand zuordnet</text:span></text:p>
      <text:p text:style-name="Standard"><text:span text:style-name="T2">s: Startzustand</text:span></text:p>
      <text:p text:style-name="P2"/>
      <text:p text:style-name="P1"/>
      <text:p text:style-name="Standard"><text:span text:style-name="T1">NEA: nichtdeterministischer endlicher Automat</text:span></text:p>
      <text:p text:style-name="P2"/>
      <text:p text:style-name="Standard"><text:span text:style-name="T2">nichtdeterministisch:für eine Kombination aus Zustand und eingabezeichen kann es mehrere Folgezustände geben, oder keinen Folgezustand. Wenn es keinen Folgezustand gibt, entsteht ein Fehlerzustand.</text:span></text:p>
      <text:p text:style-name="P2"/>
      <text:p text:style-name="Standard"><text:span text:style-name="T2">A= (Q, Σ, δ, F, s)</text:span></text:p>
      <text:p text:style-name="Standard"><text:span text:style-name="T2">Q: nichtleere, endliche Menge von zuständen</text:span></text:p>
      <text:p text:style-name="Standard"><text:span text:style-name="T2">Σ: nichtleeres, endliches Eingabealphabet</text:span></text:p>
      <text:p text:style-name="Standard"><text:span text:style-name="T2">F: Menge der akzeptierten Zustände</text:span></text:p>
      <text:p text:style-name="Standard"><text:span text:style-name="T2">δ: Übergangsfunktion die jeder Kombination einen Nachfolgezustand zuordnet</text:span></text:p>
      <text:p text:style-name="Standard"><text:span text:style-name="T2">s: Startzustand</text:span></text:p>
      <text:p text:style-name="P1"/>
      <text:p text:style-name="Standard"><text:soft-page-break/><text:span text:style-name="T1">Mealy - Automat:</text:span></text:p>
      <text:p text:style-name="P1"/>
      <text:p text:style-name="Standard"><text:span text:style-name="T2">A= (Q, Σ, δ, 𝝮, ƛ,s)</text:span></text:p>
      <text:p text:style-name="Standard"><text:span text:style-name="T2">Q: nichtleere, endliche Menge von zuständen</text:span></text:p>
      <text:p text:style-name="Standard"><text:span text:style-name="T2">Σ: nichtleeres, endliches Eingabealphabet</text:span></text:p>
      <text:p text:style-name="Standard"><text:span text:style-name="T2">δ: Übergangsfunktion die jeder Kombination einen Nachfolgezustand zuordnet</text:span></text:p>
      <text:p text:style-name="Standard"><text:span text:style-name="T2">𝝮: nichtleeres, endliches Ausgabealphabet</text:span></text:p>
      <text:p text:style-name="Standard"><text:span text:style-name="T2">s: Startzustand</text:span></text:p>
      <text:p text:style-name="Standard"><text:span text:style-name="T2"><text:s/>ƛ: Ausgabefunktion, die jeder Kombination (Zustand, Eingabezeichen) einen Nachfolgezustand zuordnet</text:span></text:p>
      <text:p text:style-name="P2"/>
      <text:p text:style-name="P1"/>
      <text:p text:style-name="P1"/>
      <text:p text:style-name="Standard"><text:span text:style-name="T1">Kellerautomat:</text:span></text:p>
      <text:p text:style-name="P2"/>
      <text:p text:style-name="Standard"><text:span text:style-name="T2">A= (Q, Σ, K, δ, F, s, #)</text:span></text:p>
      <text:p text:style-name="Standard"><text:span text:style-name="T2">Q: nichtleere, endliche Menge von zuständen</text:span></text:p>
      <text:p text:style-name="Standard"><text:span text:style-name="T2">Σ: nichtleeres, endliches Eingabealphabet</text:span></text:p>
      <text:p text:style-name="Standard"><text:span text:style-name="T2">F: Menge der akzeptierten Zustände</text:span></text:p>
      <text:p text:style-name="Standard"><text:span text:style-name="T2">δ: Übergangsfunktion die jeder Kombination einen Nachfolgezustand zuordnet</text:span></text:p>
      <text:p text:style-name="Standard"><text:span text:style-name="T2">s: Startzustand</text:span></text:p>
      <text:p text:style-name="Standard"><text:span text:style-name="T2">#ɛK Anfangssymbol im Keller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188" meta:character-count="1460" meta:non-whitespace-character-count="1303"/>
    <meta:generator>LibreOfficeDev/6.0.5.2$Linux_X86_64 LibreOffice_project/</meta:generator>
  </office:meta>
</office:document-meta>
</file>